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Preformatted_20_Text" style:list-style-name="L13">
      <style:paragraph-properties fo:margin-left="0in" fo:margin-right="0in" fo:margin-top="0in" fo:margin-bottom="0.1965in" style:contextual-spacing="false" fo:text-indent="0in" style:auto-text-indent="false"/>
    </style:style>
    <style:style style:name="P5" style:family="paragraph" style:parent-style-name="Preformatted_20_Text" style:list-style-name="L13">
      <style:paragraph-properties fo:margin-left="0in" fo:margin-right="0in" fo:text-indent="0in" style:auto-text-indent="false"/>
    </style:style>
    <style:style style:name="P6" style:family="paragraph" style:parent-style-name="Preformatted_20_Text" style:list-style-name="L14">
      <style:paragraph-properties fo:margin-left="0in" fo:margin-right="0in" fo:margin-top="0in" fo:margin-bottom="0.1965in" style:contextual-spacing="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margin-top="0in" fo:margin-bottom="0in" style:contextual-spacing="false" fo:text-indent="0in" style:auto-text-indent="false"/>
    </style:style>
    <style:style style:name="P10" style:family="paragraph" style:parent-style-name="Text_20_body" style:list-style-name="L1">
      <style:paragraph-properties fo:margin-left="0in" fo:margin-right="0in" fo:text-indent="0in" style:auto-text-indent="false"/>
    </style:style>
    <style:style style:name="P11" style:family="paragraph" style:parent-style-name="Text_20_body" style:list-style-name="L2">
      <style:paragraph-properties fo:margin-left="0in" fo:margin-right="0in" fo:margin-top="0in" fo:margin-bottom="0in" style:contextual-spacing="false" fo:text-indent="0in" style:auto-text-indent="false"/>
    </style:style>
    <style:style style:name="P12" style:family="paragraph" style:parent-style-name="Text_20_body" style:list-style-name="L2">
      <style:paragraph-properties fo:margin-left="0in" fo:margin-right="0in" fo:text-indent="0in" style:auto-text-indent="false"/>
    </style:style>
    <style:style style:name="P13" style:family="paragraph" style:parent-style-name="Text_20_body" style:list-style-name="L3">
      <style:paragraph-properties fo:margin-left="0in" fo:margin-right="0in" fo:margin-top="0in" fo:margin-bottom="0in" style:contextual-spacing="false" fo:text-indent="0in" style:auto-text-indent="false"/>
    </style:style>
    <style:style style:name="P14" style:family="paragraph" style:parent-style-name="Text_20_body" style:list-style-name="L3">
      <style:paragraph-properties fo:margin-left="0in" fo:margin-right="0in" fo:text-indent="0in" style:auto-text-indent="false"/>
    </style:style>
    <style:style style:name="P15" style:family="paragraph" style:parent-style-name="Text_20_body" style:list-style-name="L4">
      <style:paragraph-properties fo:margin-left="0in" fo:margin-right="0in" fo:text-indent="0in" style:auto-text-indent="false"/>
    </style:style>
    <style:style style:name="P16" style:family="paragraph" style:parent-style-name="Text_20_body" style:list-style-name="L5">
      <style:paragraph-properties fo:margin-left="0in" fo:margin-right="0in" fo:margin-top="0in" fo:margin-bottom="0in" style:contextual-spacing="false" fo:text-indent="0in" style:auto-text-indent="false"/>
    </style:style>
    <style:style style:name="P17" style:family="paragraph" style:parent-style-name="Text_20_body" style:list-style-name="L5">
      <style:paragraph-properties fo:margin-left="0in" fo:margin-right="0in" fo:text-indent="0in" style:auto-text-indent="false"/>
    </style:style>
    <style:style style:name="P18" style:family="paragraph" style:parent-style-name="Text_20_body" style:list-style-name="L6">
      <style:paragraph-properties fo:margin-left="0in" fo:margin-right="0in" fo:margin-top="0in" fo:margin-bottom="0in" style:contextual-spacing="false" fo:text-indent="0in" style:auto-text-indent="false"/>
    </style:style>
    <style:style style:name="P19" style:family="paragraph" style:parent-style-name="Text_20_body" style:list-style-name="L6">
      <style:paragraph-properties fo:margin-left="0in" fo:margin-right="0in" fo:text-indent="0in" style:auto-text-indent="false"/>
    </style:style>
    <style:style style:name="P20" style:family="paragraph" style:parent-style-name="Text_20_body" style:list-style-name="L7">
      <style:paragraph-properties fo:margin-left="0in" fo:margin-right="0in" fo:margin-top="0in" fo:margin-bottom="0in" style:contextual-spacing="false" fo:text-indent="0in" style:auto-text-indent="false"/>
    </style:style>
    <style:style style:name="P21" style:family="paragraph" style:parent-style-name="Text_20_body" style:list-style-name="L7">
      <style:paragraph-properties fo:margin-left="0in" fo:margin-right="0in" fo:text-indent="0in" style:auto-text-indent="false"/>
    </style:style>
    <style:style style:name="P22" style:family="paragraph" style:parent-style-name="Text_20_body" style:list-style-name="L8">
      <style:paragraph-properties fo:margin-left="0in" fo:margin-right="0in" fo:margin-top="0in" fo:margin-bottom="0in" style:contextual-spacing="false" fo:text-indent="0in" style:auto-text-indent="false"/>
    </style:style>
    <style:style style:name="P23" style:family="paragraph" style:parent-style-name="Text_20_body" style:list-style-name="L8">
      <style:paragraph-properties fo:margin-left="0in" fo:margin-right="0in" fo:text-indent="0in" style:auto-text-indent="false"/>
    </style:style>
    <style:style style:name="P24" style:family="paragraph" style:parent-style-name="Text_20_body" style:list-style-name="L9">
      <style:paragraph-properties fo:margin-left="0in" fo:margin-right="0in" fo:text-indent="0in" style:auto-text-indent="false"/>
    </style:style>
    <style:style style:name="P25" style:family="paragraph" style:parent-style-name="Text_20_body" style:list-style-name="L10">
      <style:paragraph-properties fo:margin-left="0in" fo:margin-right="0in" fo:text-indent="0in" style:auto-text-indent="false"/>
    </style:style>
    <style:style style:name="P26" style:family="paragraph" style:parent-style-name="Text_20_body" style:list-style-name="L11">
      <style:paragraph-properties fo:margin-left="0in" fo:margin-right="0in" fo:margin-top="0in" fo:margin-bottom="0in" style:contextual-spacing="false" fo:text-indent="0in" style:auto-text-indent="false"/>
    </style:style>
    <style:style style:name="P27" style:family="paragraph" style:parent-style-name="Text_20_body" style:list-style-name="L11">
      <style:paragraph-properties fo:margin-left="0in" fo:margin-right="0in" fo:text-indent="0in" style:auto-text-indent="false"/>
    </style:style>
    <style:style style:name="P28" style:family="paragraph" style:parent-style-name="Text_20_body" style:list-style-name="L12">
      <style:paragraph-properties fo:margin-left="0in" fo:margin-right="0in" fo:margin-top="0in" fo:margin-bottom="0in" style:contextual-spacing="false" fo:text-indent="0in" style:auto-text-indent="false"/>
    </style:style>
    <style:style style:name="P29" style:family="paragraph" style:parent-style-name="Text_20_body" style:list-style-name="L12">
      <style:paragraph-properties fo:margin-left="0in" fo:margin-right="0in" fo:text-indent="0in" style:auto-text-indent="false"/>
    </style:style>
    <style:style style:name="P30" style:family="paragraph" style:parent-style-name="Text_20_body" style:list-style-name="L13">
      <style:paragraph-properties fo:margin-left="0in" fo:margin-right="0in" fo:text-indent="0in" style:auto-text-indent="false"/>
    </style:style>
    <style:style style:name="P31" style:family="paragraph" style:parent-style-name="Text_20_body" style:list-style-name="L13">
      <style:paragraph-properties fo:margin-left="0in" fo:margin-right="0in" fo:margin-top="0in" fo:margin-bottom="0in" style:contextual-spacing="false" fo:text-indent="0in" style:auto-text-indent="false"/>
    </style:style>
    <style:style style:name="P32" style:family="paragraph" style:parent-style-name="Text_20_body" style:list-style-name="L14">
      <style:paragraph-properties fo:margin-left="0in" fo:margin-right="0in" fo:text-indent="0in" style:auto-text-indent="false"/>
    </style:style>
    <style:style style:name="P33" style:family="paragraph" style:parent-style-name="Text_20_body" style:list-style-name="L15">
      <style:paragraph-properties fo:margin-left="0in" fo:margin-right="0in" fo:margin-top="0in" fo:margin-bottom="0in" style:contextual-spacing="false" fo:text-indent="0in" style:auto-text-indent="false"/>
    </style:style>
    <style:style style:name="P34" style:family="paragraph" style:parent-style-name="Text_20_body" style:list-style-name="L15">
      <style:paragraph-properties fo:margin-left="0in" fo:margin-right="0in" fo:text-indent="0in" style:auto-text-indent="false"/>
    </style:style>
    <style:style style:name="P35" style:family="paragraph" style:parent-style-name="Text_20_body" style:list-style-name="L16">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user-content-project-overview-concept-master-lms"/>Project Overview: Concept Master LMS</text:h>
      <text:section text:style-name="Sect1" text:name="workbench.parts.editor">
        <text:p text:style-name="P7">This document provides a comprehensive technical analysis of the Concept Master Learning Management System (LMS). It covers the technology stack, project structure, backend and frontend architectures, and instructions on how to run the project.</text:p>
        <text:h text:style-name="P2" text:outline-level="2"><text:bookmark text:name="user-content-1-technology-stack"/>1. Technology Stack</text:h>
        <text:h text:style-name="P3" text:outline-level="3"><text:bookmark text:name="user-content-backend"/>Backend</text:h>
        <text:list text:style-name="L1">
          <text:list-item>
            <text:p text:style-name="P9"><text:span text:style-name="Strong_20_Emphasis">Runtime</text:span>: Node.js</text:p>
          </text:list-item>
          <text:list-item>
            <text:p text:style-name="P9"><text:span text:style-name="Strong_20_Emphasis">Framework</text:span>: Express.js</text:p>
          </text:list-item>
          <text:list-item>
            <text:p text:style-name="P9"><text:span text:style-name="Strong_20_Emphasis">Database</text:span>: MongoDB with Mongoose ODM</text:p>
          </text:list-item>
          <text:list-item>
            <text:p text:style-name="P9"><text:span text:style-name="Strong_20_Emphasis">Authentication</text:span>: JSON Web Tokens (JWT)</text:p>
          </text:list-item>
          <text:list-item>
            <text:p text:style-name="P9"><text:span text:style-name="Strong_20_Emphasis">Security</text:span>: Helmet, CORS, Rate Limiting</text:p>
          </text:list-item>
          <text:list-item>
            <text:p text:style-name="P9"><text:span text:style-name="Strong_20_Emphasis">Logging</text:span>: Morgan, Winston</text:p>
          </text:list-item>
          <text:list-item>
            <text:p text:style-name="P10"><text:span text:style-name="Strong_20_Emphasis">File Uploads</text:span>: Multer</text:p>
          </text:list-item>
        </text:list>
        <text:h text:style-name="P3" text:outline-level="3"><text:bookmark text:name="user-content-frontend"/>Frontend</text:h>
        <text:list text:style-name="L2">
          <text:list-item>
            <text:p text:style-name="P11"><text:span text:style-name="Strong_20_Emphasis">Framework</text:span>: React.js (Vite)</text:p>
          </text:list-item>
          <text:list-item>
            <text:p text:style-name="P11"><text:span text:style-name="Strong_20_Emphasis">Styling</text:span>: Tailwind CSS, Emotion, Material UI Icons</text:p>
          </text:list-item>
          <text:list-item>
            <text:p text:style-name="P11"><text:span text:style-name="Strong_20_Emphasis">Routing</text:span>: React Router DOM</text:p>
          </text:list-item>
          <text:list-item>
            <text:p text:style-name="P11"><text:span text:style-name="Strong_20_Emphasis">HTTP Client</text:span>: Axios</text:p>
          </text:list-item>
          <text:list-item>
            <text:p text:style-name="P11"><text:span text:style-name="Strong_20_Emphasis">State Management</text:span>: React Context API (AuthContext)</text:p>
          </text:list-item>
          <text:list-item>
            <text:p text:style-name="P12"><text:span text:style-name="Strong_20_Emphasis">Visuals</text:span>: Framer Motion, Recharts, React Three Fiber</text:p>
          </text:list-item>
        </text:list>
        <text:h text:style-name="P2" text:outline-level="2"><text:bookmark text:name="user-content-2-project-structure"/>2. Project Structure</text:h>
        <text:p text:style-name="P7">The project is divided into two main directories:</text:p>
        <text:list text:style-name="L3">
          <text:list-item>
            <text:p text:style-name="P13"><text:span text:style-name="Strong_20_Emphasis"><text:span text:style-name="Source_20_Text">backend/</text:span></text:span>: Contains the server-side code, API, and database logic.</text:p>
          </text:list-item>
          <text:list-item>
            <text:p text:style-name="P14"><text:span text:style-name="Strong_20_Emphasis"><text:span text:style-name="Source_20_Text">frontend/</text:span></text:span>: Contains the client-side React application.</text:p>
          </text:list-item>
        </text:list>
        <text:h text:style-name="P2" text:outline-level="2"><text:bookmark text:name="user-content-3-backend-architecture"/>3. Backend Architecture</text:h>
        <text:h text:style-name="P3" text:outline-level="3"><text:bookmark text:name="user-content-entry-point"/>Entry Point</text:h>
        <text:list text:style-name="L4">
          <text:list-item>
            <text:p text:style-name="P15"><text:span text:style-name="Strong_20_Emphasis">src/server.js</text:span>: The main entry point. It initializes the Express app, connects to MongoDB, sets up middleware (CORS, Helmet, Compression), and defines API routes. It also handles initial data seeding (Admin and Classes).</text:p>
          </text:list-item>
        </text:list>
        <text:h text:style-name="P3" text:outline-level="3"><text:bookmark text:name="user-content-database"/>Database</text:h>
        <text:list text:style-name="L5">
          <text:list-item>
            <text:p text:style-name="P16"><text:span text:style-name="Strong_20_Emphasis">Configuration</text:span>: </text:p>
            <text:p text:style-name="P16">src/config/db.js handles the MongoDB connection.</text:p>
          </text:list-item>
          <text:list-item>
            <text:p text:style-name="P16"><text:span text:style-name="Strong_20_Emphasis">Models</text:span>: Located in <text:span text:style-name="Source_20_Text">src/models/</text:span>. Key models include:</text:p>
            <text:list>
              <text:list-item>
                <text:p text:style-name="P16"><text:soft-page-break/><text:span text:style-name="Source_20_Text">User</text:span>: Stores user data and roles (student, teacher, parent, admin).</text:p>
              </text:list-item>
              <text:list-item>
                <text:p text:style-name="P16"><text:span text:style-name="Source_20_Text">Class</text:span>, <text:span text:style-name="Source_20_Text">Subject</text:span>, <text:span text:style-name="Source_20_Text">Chapter</text:span>: Hierarchical structure for course content.</text:p>
              </text:list-item>
              <text:list-item>
                <text:p text:style-name="P16"><text:span text:style-name="Source_20_Text">Lecture</text:span>, <text:span text:style-name="Source_20_Text">Note</text:span>: Content types linked to chapters.</text:p>
              </text:list-item>
              <text:list-item>
                <text:p text:style-name="P16"><text:span text:style-name="Source_20_Text">Quiz</text:span>, <text:span text:style-name="Source_20_Text">Question</text:span>, <text:span text:style-name="Source_20_Text">QuizAttempt</text:span>, <text:span text:style-name="Source_20_Text">QuizResult</text:span>: Assessment system.</text:p>
              </text:list-item>
              <text:list-item>
                <text:p text:style-name="P17"><text:span text:style-name="Source_20_Text">TeacherRequest</text:span>: Handles teacher registration requests.</text:p>
              </text:list-item>
            </text:list>
          </text:list-item>
        </text:list>
        <text:h text:style-name="P3" text:outline-level="3"><text:bookmark text:name="user-content-api-routes"/>API Routes</text:h>
        <text:p text:style-name="P8">Routes are defined in <text:span text:style-name="Source_20_Text">src/routes/</text:span> and mounted in </text:p>
        <text:p text:style-name="P7">server.js. Key endpoints:</text:p>
        <text:list text:style-name="L6">
          <text:list-item>
            <text:p text:style-name="P18"><text:span text:style-name="Source_20_Text">/api/auth</text:span>: Login, register, profile management.</text:p>
          </text:list-item>
          <text:list-item>
            <text:p text:style-name="P18"><text:span text:style-name="Source_20_Text">/api/admin</text:span>: Administrative tasks (manage users, content).</text:p>
          </text:list-item>
          <text:list-item>
            <text:p text:style-name="P18"><text:span text:style-name="Source_20_Text">/api/student</text:span>: Student-specific features.</text:p>
          </text:list-item>
          <text:list-item>
            <text:p text:style-name="P18"><text:span text:style-name="Source_20_Text">/api/teacher</text:span>: Teacher-specific features.</text:p>
          </text:list-item>
          <text:list-item>
            <text:p text:style-name="P19"><text:span text:style-name="Source_20_Text">/api/lectures</text:span>, <text:span text:style-name="Source_20_Text">/api/notes</text:span>, <text:span text:style-name="Source_20_Text">/api/quizzes</text:span>: Content management.</text:p>
          </text:list-item>
        </text:list>
        <text:h text:style-name="P3" text:outline-level="3"><text:bookmark text:name="user-content-authentication--security"/>Authentication &amp; Security</text:h>
        <text:list text:style-name="L7">
          <text:list-item>
            <text:p text:style-name="P20"><text:span text:style-name="Strong_20_Emphasis">Middleware</text:span>: <text:span text:style-name="Source_20_Text">src/middlewares/auth.middleware.js</text:span> (implied) protects routes using JWT verification.</text:p>
          </text:list-item>
          <text:list-item>
            <text:p text:style-name="P21"><text:span text:style-name="Strong_20_Emphasis">Role-Based Access</text:span>: Routes are protected based on user roles (Admin, Teacher, Student, Parent).</text:p>
          </text:list-item>
        </text:list>
        <text:h text:style-name="P2" text:outline-level="2"><text:bookmark text:name="user-content-4-frontend-architecture"/>4. Frontend Architecture</text:h>
        <text:h text:style-name="P3" text:outline-level="3"><text:bookmark text:name="user-content-entry-point--routing"/>Entry Point &amp; Routing</text:h>
        <text:list text:style-name="L8">
          <text:list-item>
            <text:p text:style-name="P22"><text:span text:style-name="Strong_20_Emphasis">src/main.jsx</text:span>: Bootstraps the React app.</text:p>
          </text:list-item>
          <text:list-item>
            <text:p text:style-name="P22"><text:span text:style-name="Strong_20_Emphasis">src/App.jsx</text:span>: Defines the application routes and layout. It uses </text:p>
            <text:p text:style-name="P23">ProtectedRoute to restrict access based on user roles.</text:p>
          </text:list-item>
        </text:list>
        <text:h text:style-name="P3" text:outline-level="3"><text:bookmark text:name="user-content-state-management"/>State Management</text:h>
        <text:list text:style-name="L9">
          <text:list-item>
            <text:p text:style-name="P24"><text:span text:style-name="Strong_20_Emphasis">src/context/AuthContext.jsx</text:span>: Manages global authentication state (user login status, user data).</text:p>
          </text:list-item>
        </text:list>
        <text:h text:style-name="P3" text:outline-level="3"><text:bookmark text:name="user-content-api-integration"/>API Integration</text:h>
        <text:list text:style-name="L10">
          <text:list-item>
            <text:p text:style-name="P25"><text:span text:style-name="Strong_20_Emphasis">src/lib/api.js</text:span>: Configures the Axios instance for making HTTP requests to the backend. It likely handles token attachment for authenticated requests.</text:p>
          </text:list-item>
        </text:list>
        <text:h text:style-name="P3" text:outline-level="3"><text:bookmark text:name="user-content-key-pages-srcpages"/>Key Pages (<text:span text:style-name="Source_20_Text">src/pages/</text:span>)</text:h>
        <text:list text:style-name="L11">
          <text:list-item>
            <text:p text:style-name="P26"><text:span text:style-name="Strong_20_Emphasis">Public</text:span>: </text:p>
            <text:p text:style-name="P26">Home, <text:span text:style-name="Source_20_Text">Login</text:span>, <text:span text:style-name="Source_20_Text">Register</text:span>.</text:p>
          </text:list-item>
          <text:list-item>
            <text:p text:style-name="P26"><text:span text:style-name="Strong_20_Emphasis">Student</text:span>: <text:span text:style-name="Source_20_Text">StudentDashboard</text:span>, <text:span text:style-name="Source_20_Text">Notes</text:span>, <text:span text:style-name="Source_20_Text">Lectures</text:span>, <text:span text:style-name="Source_20_Text">QuizList</text:span>, <text:span text:style-name="Source_20_Text">AttemptQuiz</text:span>.</text:p>
          </text:list-item>
          <text:list-item>
            <text:p text:style-name="P26"><text:span text:style-name="Strong_20_Emphasis">Teacher</text:span>: <text:span text:style-name="Source_20_Text">TeacherDashboard</text:span>, <text:span text:style-name="Source_20_Text">UploadNotes</text:span>, <text:span text:style-name="Source_20_Text">UploadLectures</text:span>, <text:span text:style-name="Source_20_Text">CreateQuiz</text:span>.</text:p>
          </text:list-item>
          <text:list-item>
            <text:p text:style-name="P27"><text:span text:style-name="Strong_20_Emphasis">Admin</text:span>: <text:span text:style-name="Source_20_Text">AdminDashboard</text:span>, <text:span text:style-name="Source_20_Text">ManageUsers</text:span>, <text:span text:style-name="Source_20_Text">SystemOverview</text:span>.</text:p>
          </text:list-item>
        </text:list>
        <text:h text:style-name="P2" text:outline-level="2"><text:bookmark text:name="user-content-5-how-to-start"/><text:soft-page-break/>5. How to Start</text:h>
        <text:h text:style-name="P3" text:outline-level="3"><text:bookmark text:name="user-content-prerequisites"/>Prerequisites</text:h>
        <text:list text:style-name="L12">
          <text:list-item>
            <text:p text:style-name="P28">Node.js installed.</text:p>
          </text:list-item>
          <text:list-item>
            <text:p text:style-name="P29">MongoDB installed and running locally (or a remote connection string).</text:p>
          </text:list-item>
        </text:list>
        <text:h text:style-name="P3" text:outline-level="3"><text:bookmark text:name="user-content-backend-setup"/>Backend Setup</text:h>
        <text:list text:style-name="L13">
          <text:list-item>
            <text:p text:style-name="P30">Navigate to the backend directory:</text:p>
            <text:p text:style-name="P4">cd backend</text:p>
          </text:list-item>
          <text:list-item>
            <text:p text:style-name="P30">Install dependencies:</text:p>
            <text:p text:style-name="P4">npm install</text:p>
          </text:list-item>
          <text:list-item>
            <text:p text:style-name="P31">Configure environment variables:</text:p>
            <text:list>
              <text:list-item>
                <text:p text:style-name="P31">Create a </text:p>
                <text:p text:style-name="P31">.env file based on </text:p>
                <text:p text:style-name="P31">.env.example.</text:p>
              </text:list-item>
              <text:list-item>
                <text:p text:style-name="P31">Ensure <text:span text:style-name="Source_20_Text">MONGO_URI</text:span> points to your MongoDB instance.</text:p>
              </text:list-item>
              <text:list-item>
                <text:p text:style-name="P31">Set <text:span text:style-name="Source_20_Text">JWT_SECRET</text:span> to a secure string.</text:p>
              </text:list-item>
            </text:list>
          </text:list-item>
          <text:list-item>
            <text:p text:style-name="P30">Start the server:</text:p>
            <text:p text:style-name="P5">npm start</text:p>
            <text:p text:style-name="P5"># OR for development with auto-reload</text:p>
            <text:p text:style-name="P4">npm run dev</text:p>
          </text:list-item>
        </text:list>
        <text:h text:style-name="P3" text:outline-level="3"><text:bookmark text:name="user-content-frontend-setup"/>Frontend Setup</text:h>
        <text:list text:style-name="L14">
          <text:list-item>
            <text:p text:style-name="P32">Navigate to the frontend directory:</text:p>
            <text:p text:style-name="P6">cd frontend</text:p>
          </text:list-item>
          <text:list-item>
            <text:p text:style-name="P32">Install dependencies:</text:p>
            <text:p text:style-name="P6">npm install</text:p>
          </text:list-item>
          <text:list-item>
            <text:p text:style-name="P32">Start the development server:</text:p>
            <text:p text:style-name="P6">npm run dev</text:p>
          </text:list-item>
          <text:list-item>
            <text:p text:style-name="P32">Open your browser and navigate to the URL shown (usually <text:span text:style-name="Source_20_Text">http://localhost:5173</text:span>).</text:p>
          </text:list-item>
        </text:list>
        <text:h text:style-name="P2" text:outline-level="2"><text:bookmark text:name="user-content-6-key-features"/>6. Key Features</text:h>
        <text:list text:style-name="L15">
          <text:list-item>
            <text:p text:style-name="P33"><text:span text:style-name="Strong_20_Emphasis">Role-Based Dashboards</text:span>: Customized views for Students, Teachers, Parents, and Admins.</text:p>
          </text:list-item>
          <text:list-item>
            <text:p text:style-name="P33"><text:span text:style-name="Strong_20_Emphasis">Content Management</text:span>: Teachers can upload notes and lectures; Admins approve them.</text:p>
          </text:list-item>
          <text:list-item>
            <text:p text:style-name="P33"><text:span text:style-name="Strong_20_Emphasis">Assessment System</text:span>: Quizzes with immediate feedback and result tracking.</text:p>
          </text:list-item>
          <text:list-item>
            <text:p text:style-name="P33"><text:span text:style-name="Strong_20_Emphasis">AI Integration</text:span>: "Concept Master AI" for student assistance (integrated via backend/frontend).</text:p>
          </text:list-item>
          <text:list-item>
            <text:p text:style-name="P34"><text:soft-page-break/><text:span text:style-name="Strong_20_Emphasis">Analytics</text:span>: Performance tracking for students and system usage stats for admins.</text:p>
          </text:list-item>
        </text:list>
      </text:section>
      <text:section text:style-name="Sect1" text:name="workbench.parts.panel">
        <text:list text:style-name="L16">
          <text:list-item>
            <text:p text:style-name="P35"/>
          </text:list-item>
        </text:list>
        <text:section text:style-name="Sect1" text:name="terminal">
          <text:p text:style-name="P8"/>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01:36:01.150345423</meta:creation-date>
    <dc:date>2025-12-06T01:36:48.057486312</dc:date>
    <meta:editing-duration>PT49S</meta:editing-duration>
    <meta:editing-cycles>1</meta:editing-cycles>
    <meta:document-statistic meta:table-count="0" meta:image-count="0" meta:object-count="0" meta:page-count="4" meta:paragraph-count="94" meta:word-count="571" meta:character-count="3976" meta:non-whitespace-character-count="3554"/>
    <meta:generator>LibreOffice/24.2.7.2$Linux_X86_64 LibreOffice_project/420$Build-2</meta:generator>
  </office:meta>
</office:document-meta>
</file>